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5.556cm"/>
    </style:style>
    <style:style style:name="co11" style:family="table-column">
      <style:table-column-properties fo:break-before="auto" style:column-width="4.72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0"/>
    <style:style style:name="ce3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109"/>
    <style:style style:name="ce6" style:family="table-cell" style:parent-style-name="Default" style:data-style-name="N1"/>
    <style:style style:name="ce7" style:family="table-cell" style:parent-style-name="Default" style:data-style-name="N110"/>
    <style:style style:name="ce8" style:family="table-cell" style:parent-style-name="Default" style:data-style-name="N108">
      <style:table-cell-properties fo:background-color="transparent"/>
      <style:text-properties fo:color="#ff0000"/>
    </style:style>
    <style:style style:name="ce9" style:family="table-cell" style:parent-style-name="Default" style:data-style-name="N0">
      <style:table-cell-properties fo:background-color="transparent"/>
      <style:text-properties fo:color="#ff0000"/>
    </style:style>
    <style:style style:name="gr1" style:family="graphic">
      <style:graphic-properties draw:ole-draw-aspect="1"/>
    </style:style>
  </office:automatic-styles>
  <office:body>
    <office:spreadsheet>
      <table:table table:name="Algo1" table:style-name="ta1">
        <table:shapes>
          <draw:frame draw:z-index="0" draw:style-name="gr1" svg:width="15.999cm" svg:height="8.999cm" svg:x="13.754cm" svg:y="8.576cm">
            <draw:object draw:notify-on-update-of-ranges="Algo1.A2:Algo1.A19 Algo1.H2:Algo1.H19 Algo1.K2:Algo1.K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Temps minimum (pondéré)</text:p>
          </table:table-cell>
          <table:table-cell office:value-type="string">
            <text:p>Temps Maximum (ponderé)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  <table:table-cell office:value-type="string">
            <text:p>Experimental</text:p>
          </table:table-cell>
          <table:table-cell office:value-type="string">
            <text:p>Eccart à l'experimenta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12">
            <text:p>12 ms</text:p>
          </table:table-cell>
          <table:table-cell office:value-type="float" office:value="16">
            <text:p>16 ms</text:p>
          </table:table-cell>
          <table:table-cell table:style-name="ce1" office:value-type="float" office:value="14">
            <text:p>14 ms</text:p>
          </table:table-cell>
          <table:table-cell/>
          <table:table-cell/>
          <table:table-cell/>
          <table:table-cell office:value-type="string">
            <text:p>NON</text:p>
          </table:table-cell>
          <table:table-cell table:formula="of:=([.A2]^3)*[.K$22]+([.A2]^2)*[.K$23]+[.A2]*[.K$24]" office:value-type="float" office:value="0.00000419">
            <text:p>0,00000419</text:p>
          </table:table-cell>
          <table:table-cell table:formula="of:=[.H2]-[.K2]" office:value-type="float" office:value="-0.00000419">
            <text:p>-0,0000041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1000000">
            <text:p>1000000</text:p>
          </table:table-cell>
          <table:table-cell office:value-type="float" office:value="24">
            <text:p>24 ms</text:p>
          </table:table-cell>
          <table:table-cell office:value-type="float" office:value="28">
            <text:p>28 ms</text:p>
          </table:table-cell>
          <table:table-cell table:style-name="ce1" office:value-type="float" office:value="24.316">
            <text:p>24,316 ms</text:p>
          </table:table-cell>
          <table:table-cell table:formula="of:=[.D3]/[.C3]" office:value-type="float" office:value="0.000024">
            <text:p>0,000024 ms</text:p>
          </table:table-cell>
          <table:table-cell table:formula="of:=[.E3]/[.C3]" office:value-type="float" office:value="0.000028">
            <text:p>0,000028 ms</text:p>
          </table:table-cell>
          <table:table-cell table:formula="of:=[.F3]/[.C3]" office:value-type="float" office:value="0.000024316">
            <text:p>0,000024316 ms</text:p>
          </table:table-cell>
          <table:table-cell office:value-type="string">
            <text:p>NON</text:p>
          </table:table-cell>
          <table:table-cell table:formula="of:=([.A3]^3)*[.K$22]+([.A3]^2)*[.K$23]+[.A3]*[.K$24]" office:value-type="float" office:value="0.00001656">
            <text:p>0,00001656</text:p>
          </table:table-cell>
          <table:table-cell table:formula="of:=[.H3]-[.K3]" office:value-type="float" office:value="0.00001144">
            <text:p>0,0000114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59">
            <text:p>2859</text:p>
          </table:table-cell>
          <table:table-cell office:value-type="float" office:value="1000000">
            <text:p>1000000</text:p>
          </table:table-cell>
          <table:table-cell office:value-type="float" office:value="52">
            <text:p>52 ms</text:p>
          </table:table-cell>
          <table:table-cell office:value-type="float" office:value="93">
            <text:p>93 ms</text:p>
          </table:table-cell>
          <table:table-cell table:style-name="ce1" office:value-type="float" office:value="62.989">
            <text:p>62,989 ms</text:p>
          </table:table-cell>
          <table:table-cell table:formula="of:=[.D4]/[.C4]" office:value-type="float" office:value="0.000052">
            <text:p>0,000052 ms</text:p>
          </table:table-cell>
          <table:table-cell table:formula="of:=[.E4]/[.C4]" office:value-type="float" office:value="0.000093">
            <text:p>0,000093 ms</text:p>
          </table:table-cell>
          <table:table-cell table:formula="of:=[.F4]/[.C4]" office:value-type="float" office:value="0.000062989">
            <text:p>0,000062989 ms</text:p>
          </table:table-cell>
          <table:table-cell office:value-type="string">
            <text:p>NON</text:p>
          </table:table-cell>
          <table:table-cell table:formula="of:=([.A4]^3)*[.K$22]+([.A4]^2)*[.K$23]+[.A4]*[.K$24]" office:value-type="float" office:value="0.00006584">
            <text:p>0,00006584</text:p>
          </table:table-cell>
          <table:table-cell table:formula="of:=[.H4]-[.K4]" office:value-type="float" office:value="0.00002716">
            <text:p>0,0000271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58">
            <text:p>9758</text:p>
          </table:table-cell>
          <table:table-cell office:value-type="float" office:value="100000">
            <text:p>100000</text:p>
          </table:table-cell>
          <table:table-cell office:value-type="float" office:value="12">
            <text:p>12 ms</text:p>
          </table:table-cell>
          <table:table-cell office:value-type="float" office:value="28">
            <text:p>28 ms</text:p>
          </table:table-cell>
          <table:table-cell table:style-name="ce1" office:value-type="float" office:value="18.447">
            <text:p>18,447 ms</text:p>
          </table:table-cell>
          <table:table-cell table:formula="of:=[.D5]/[.C5]" office:value-type="float" office:value="0.00012">
            <text:p>0,00012 ms</text:p>
          </table:table-cell>
          <table:table-cell table:formula="of:=[.E5]/[.C5]" office:value-type="float" office:value="0.00028">
            <text:p>0,00028 ms</text:p>
          </table:table-cell>
          <table:table-cell table:formula="of:=[.F5]/[.C5]" office:value-type="float" office:value="0.00018447">
            <text:p>0,00018447 ms</text:p>
          </table:table-cell>
          <table:table-cell office:value-type="string">
            <text:p>OUI</text:p>
          </table:table-cell>
          <table:table-cell table:formula="of:=([.A5]^3)*[.K$22]+([.A5]^2)*[.K$23]+[.A5]*[.K$24]" office:value-type="float" office:value="0.00026256">
            <text:p>0,00026256</text:p>
          </table:table-cell>
          <table:table-cell table:formula="of:=[.H5]-[.K5]" office:value-type="float" office:value="0.00001744">
            <text:p>0,00001744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140">
            <text:p>6140</text:p>
          </table:table-cell>
          <table:table-cell office:value-type="float" office:value="100000">
            <text:p>100000</text:p>
          </table:table-cell>
          <table:table-cell office:value-type="float" office:value="20">
            <text:p>20 ms</text:p>
          </table:table-cell>
          <table:table-cell office:value-type="float" office:value="40">
            <text:p>40 ms</text:p>
          </table:table-cell>
          <table:table-cell table:style-name="ce1" office:value-type="float" office:value="29.32">
            <text:p>29,32 ms</text:p>
          </table:table-cell>
          <table:table-cell table:formula="of:=[.D6]/[.C6]" office:value-type="float" office:value="0.0002">
            <text:p>0,0002 ms</text:p>
          </table:table-cell>
          <table:table-cell table:formula="of:=[.E6]/[.C6]" office:value-type="float" office:value="0.0004">
            <text:p>0,0004 ms</text:p>
          </table:table-cell>
          <table:table-cell table:formula="of:=[.F6]/[.C6]" office:value-type="float" office:value="0.0002932">
            <text:p>0,0002932 ms</text:p>
          </table:table-cell>
          <table:table-cell office:value-type="string">
            <text:p>OUI</text:p>
          </table:table-cell>
          <table:table-cell table:formula="of:=([.A6]^3)*[.K$22]+([.A6]^2)*[.K$23]+[.A6]*[.K$24]" office:value-type="float" office:value="0.00041">
            <text:p>0,00041</text:p>
          </table:table-cell>
          <table:table-cell table:formula="of:=[.H6]-[.K6]" office:value-type="float" office:value="-0.00000999999999999997">
            <text:p>-0,00001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127">
            <text:p>17127</text:p>
          </table:table-cell>
          <table:table-cell office:value-type="float" office:value="10000">
            <text:p>10000</text:p>
          </table:table-cell>
          <table:table-cell office:value-type="float" office:value="4">
            <text:p>4 ms</text:p>
          </table:table-cell>
          <table:table-cell office:value-type="float" office:value="16">
            <text:p>16 ms</text:p>
          </table:table-cell>
          <table:table-cell table:style-name="ce1" office:value-type="float" office:value="10.5104">
            <text:p>10,5104 ms</text:p>
          </table:table-cell>
          <table:table-cell table:formula="of:=[.D7]/[.C7]" office:value-type="float" office:value="0.0004">
            <text:p>0,0004 ms</text:p>
          </table:table-cell>
          <table:table-cell table:formula="of:=[.E7]/[.C7]" office:value-type="float" office:value="0.0016">
            <text:p>0,0016 ms</text:p>
          </table:table-cell>
          <table:table-cell table:formula="of:=[.F7]/[.C7]" office:value-type="float" office:value="0.00105104">
            <text:p>0,00105104 ms</text:p>
          </table:table-cell>
          <table:table-cell office:value-type="string">
            <text:p>OUI</text:p>
          </table:table-cell>
          <table:table-cell table:formula="of:=([.A7]^3)*[.K$22]+([.A7]^2)*[.K$23]+[.A7]*[.K$24]" office:value-type="float" office:value="0.001638">
            <text:p>0,001638</text:p>
          </table:table-cell>
          <table:table-cell table:formula="of:=[.H7]-[.K7]" office:value-type="float" office:value="-0.0000379999999999998">
            <text:p>-0,000038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52">
            <text:p>4052</text:p>
          </table:table-cell>
          <table:table-cell office:value-type="float" office:value="10000">
            <text:p>10000</text:p>
          </table:table-cell>
          <table:table-cell office:value-type="float" office:value="36">
            <text:p>36 ms</text:p>
          </table:table-cell>
          <table:table-cell office:value-type="float" office:value="53">
            <text:p>53 ms</text:p>
          </table:table-cell>
          <table:table-cell table:style-name="ce1" office:value-type="float" office:value="44.4294">
            <text:p>44,4294 ms</text:p>
          </table:table-cell>
          <table:table-cell table:formula="of:=[.D8]/[.C8]" office:value-type="float" office:value="0.0036">
            <text:p>0,0036 ms</text:p>
          </table:table-cell>
          <table:table-cell table:formula="of:=[.E8]/[.C8]" office:value-type="float" office:value="0.0053">
            <text:p>0,0053 ms</text:p>
          </table:table-cell>
          <table:table-cell table:formula="of:=[.F8]/[.C8]" office:value-type="float" office:value="0.00444294">
            <text:p>0,00444294 ms</text:p>
          </table:table-cell>
          <table:table-cell office:value-type="string">
            <text:p>OUI</text:p>
          </table:table-cell>
          <table:table-cell table:formula="of:=([.A8]^3)*[.K$22]+([.A8]^2)*[.K$23]+[.A8]*[.K$24]" office:value-type="float" office:value="0.006548">
            <text:p>0,006548</text:p>
          </table:table-cell>
          <table:table-cell table:formula="of:=[.H8]-[.K8]" office:value-type="float" office:value="-0.001248">
            <text:p>-0,001248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656">
            <text:p>9656</text:p>
          </table:table-cell>
          <table:table-cell office:value-type="float" office:value="1000">
            <text:p>1000</text:p>
          </table:table-cell>
          <table:table-cell office:value-type="float" office:value="12">
            <text:p>12 ms</text:p>
          </table:table-cell>
          <table:table-cell office:value-type="float" office:value="24">
            <text:p>24 ms</text:p>
          </table:table-cell>
          <table:table-cell table:style-name="ce1" office:value-type="float" office:value="18.6421">
            <text:p>18,6421 ms</text:p>
          </table:table-cell>
          <table:table-cell table:formula="of:=[.D9]/[.C9]" office:value-type="float" office:value="0.012">
            <text:p>0,012 ms</text:p>
          </table:table-cell>
          <table:table-cell table:formula="of:=[.E9]/[.C9]" office:value-type="float" office:value="0.024">
            <text:p>0,024 ms</text:p>
          </table:table-cell>
          <table:table-cell table:formula="of:=[.F9]/[.C9]" office:value-type="float" office:value="0.0186421">
            <text:p>0,0186421 ms</text:p>
          </table:table-cell>
          <table:table-cell office:value-type="string">
            <text:p>OUI</text:p>
          </table:table-cell>
          <table:table-cell table:formula="of:=([.A9]^3)*[.K$22]+([.A9]^2)*[.K$23]+[.A9]*[.K$24]" office:value-type="float" office:value="0.026184">
            <text:p>0,026184</text:p>
          </table:table-cell>
          <table:table-cell table:formula="of:=[.H9]-[.K9]" office:value-type="float" office:value="-0.002184">
            <text:p>-0,002184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047">
            <text:p>6047</text:p>
          </table:table-cell>
          <table:table-cell office:value-type="float" office:value="1000">
            <text:p>1000</text:p>
          </table:table-cell>
          <table:table-cell office:value-type="float" office:value="24">
            <text:p>24 ms</text:p>
          </table:table-cell>
          <table:table-cell office:value-type="float" office:value="36">
            <text:p>36 ms</text:p>
          </table:table-cell>
          <table:table-cell table:style-name="ce1" office:value-type="float" office:value="29.7681">
            <text:p>29,7681 ms</text:p>
          </table:table-cell>
          <table:table-cell table:formula="of:=[.D10]/[.C10]" office:value-type="float" office:value="0.024">
            <text:p>0,024 ms</text:p>
          </table:table-cell>
          <table:table-cell table:formula="of:=[.E10]/[.C10]" office:value-type="float" office:value="0.036">
            <text:p>0,036 ms</text:p>
          </table:table-cell>
          <table:table-cell table:formula="of:=[.F10]/[.C10]" office:value-type="float" office:value="0.0297681">
            <text:p>0,0297681 ms</text:p>
          </table:table-cell>
          <table:table-cell office:value-type="string">
            <text:p>OUI</text:p>
          </table:table-cell>
          <table:table-cell table:formula="of:=([.A10]^3)*[.K$22]+([.A10]^2)*[.K$23]+[.A10]*[.K$24]" office:value-type="float" office:value="0.04091">
            <text:p>0,04091</text:p>
          </table:table-cell>
          <table:table-cell table:formula="of:=[.H10]-[.K10]" office:value-type="float" office:value="-0.00491">
            <text:p>-0,00491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4385">
            <text:p>14385</text:p>
          </table:table-cell>
          <table:table-cell office:value-type="float" office:value="100">
            <text:p>100</text:p>
          </table:table-cell>
          <table:table-cell office:value-type="float" office:value="8">
            <text:p>8 ms</text:p>
          </table:table-cell>
          <table:table-cell office:value-type="float" office:value="17">
            <text:p>17 ms</text:p>
          </table:table-cell>
          <table:table-cell table:style-name="ce1" office:value-type="float" office:value="12.5134">
            <text:p>12,5134 ms</text:p>
          </table:table-cell>
          <table:table-cell table:formula="of:=[.D11]/[.C11]" office:value-type="float" office:value="0.08">
            <text:p>0,08 ms</text:p>
          </table:table-cell>
          <table:table-cell table:formula="of:=[.E11]/[.C11]" office:value-type="float" office:value="0.17">
            <text:p>0,17 ms</text:p>
          </table:table-cell>
          <table:table-cell table:formula="of:=[.F11]/[.C11]" office:value-type="float" office:value="0.125134">
            <text:p>0,125134 ms</text:p>
          </table:table-cell>
          <table:table-cell office:value-type="string">
            <text:p>OUI</text:p>
          </table:table-cell>
          <table:table-cell table:formula="of:=([.A11]^3)*[.K$22]+([.A11]^2)*[.K$23]+[.A11]*[.K$24]" office:value-type="float" office:value="0.16362">
            <text:p>0,16362</text:p>
          </table:table-cell>
          <table:table-cell table:formula="of:=[.H11]-[.K11]" office:value-type="float" office:value="0.00638000000000003">
            <text:p>0,00638</text:p>
          </table:table-cell>
          <table:table-cell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3512">
            <text:p>3512</text:p>
          </table:table-cell>
          <table:table-cell office:value-type="float" office:value="100">
            <text:p>100</text:p>
          </table:table-cell>
          <table:table-cell office:value-type="float" office:value="44">
            <text:p>44 ms</text:p>
          </table:table-cell>
          <table:table-cell office:value-type="float" office:value="57">
            <text:p>57 ms</text:p>
          </table:table-cell>
          <table:table-cell table:style-name="ce1" office:value-type="float" office:value="51.264">
            <text:p>51,264 ms</text:p>
          </table:table-cell>
          <table:table-cell table:formula="of:=[.D12]/[.C12]" office:value-type="float" office:value="0.44">
            <text:p>0,44 ms</text:p>
          </table:table-cell>
          <table:table-cell table:formula="of:=[.E12]/[.C12]" office:value-type="float" office:value="0.57">
            <text:p>0,57 ms</text:p>
          </table:table-cell>
          <table:table-cell table:formula="of:=[.F12]/[.C12]" office:value-type="float" office:value="0.51264">
            <text:p>0,51264 ms</text:p>
          </table:table-cell>
          <table:table-cell office:value-type="string">
            <text:p>OUI</text:p>
          </table:table-cell>
          <table:table-cell table:formula="of:=([.A12]^3)*[.K$22]+([.A12]^2)*[.K$23]+[.A12]*[.K$24]" office:value-type="float" office:value="0.65444">
            <text:p>0,65444</text:p>
          </table:table-cell>
          <table:table-cell table:formula="of:=[.H12]-[.K12]" office:value-type="float" office:value="-0.0844400000000001">
            <text:p>-0,08444</text:p>
          </table:table-cell>
          <table:table-cell office:value-type="string">
            <text:p>limite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8669">
            <text:p>8669</text:p>
          </table:table-cell>
          <table:table-cell office:value-type="float" office:value="10">
            <text:p>10</text:p>
          </table:table-cell>
          <table:table-cell office:value-type="float" office:value="16">
            <text:p>16 ms</text:p>
          </table:table-cell>
          <table:table-cell office:value-type="float" office:value="25">
            <text:p>25 ms</text:p>
          </table:table-cell>
          <table:table-cell table:style-name="ce1" office:value-type="float" office:value="20.764">
            <text:p>20,764 ms</text:p>
          </table:table-cell>
          <table:table-cell table:formula="of:=[.D13]/[.C13]" office:value-type="float" office:value="1.6">
            <text:p>1,6 ms</text:p>
          </table:table-cell>
          <table:table-cell table:formula="of:=[.E13]/[.C13]" office:value-type="float" office:value="2.5">
            <text:p>2,5 ms</text:p>
          </table:table-cell>
          <table:table-cell table:formula="of:=[.F13]/[.C13]" office:value-type="float" office:value="2.0764">
            <text:p>2,0764 ms</text:p>
          </table:table-cell>
          <table:table-cell office:value-type="string">
            <text:p>OUI</text:p>
          </table:table-cell>
          <table:table-cell table:formula="of:=([.A13]^3)*[.K$22]+([.A13]^2)*[.K$23]+[.A13]*[.K$24]" office:value-type="float" office:value="2.61768">
            <text:p>2,61768</text:p>
          </table:table-cell>
          <table:table-cell table:formula="of:=[.H13]-[.K13]" office:value-type="float" office:value="-0.11768">
            <text:p>-0,11768</text:p>
          </table:table-cell>
          <table:table-cell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530">
            <text:p>5530</text:p>
          </table:table-cell>
          <table:table-cell office:value-type="float" office:value="10">
            <text:p>10</text:p>
          </table:table-cell>
          <table:table-cell office:value-type="float" office:value="28">
            <text:p>28 ms</text:p>
          </table:table-cell>
          <table:table-cell office:value-type="float" office:value="37">
            <text:p>37 ms</text:p>
          </table:table-cell>
          <table:table-cell table:style-name="ce1" office:value-type="float" office:value="32.5497">
            <text:p>32,5497 ms</text:p>
          </table:table-cell>
          <table:table-cell table:formula="of:=[.D14]/[.C14]" office:value-type="float" office:value="2.8">
            <text:p>2,8 ms</text:p>
          </table:table-cell>
          <table:table-cell table:formula="of:=[.E14]/[.C14]" office:value-type="float" office:value="3.7">
            <text:p>3,7 ms</text:p>
          </table:table-cell>
          <table:table-cell table:formula="of:=[.F14]/[.C14]" office:value-type="float" office:value="3.25497">
            <text:p>3,25497 ms</text:p>
          </table:table-cell>
          <table:table-cell office:value-type="string">
            <text:p>OUI</text:p>
          </table:table-cell>
          <table:table-cell table:formula="of:=([.A14]^3)*[.K$22]+([.A14]^2)*[.K$23]+[.A14]*[.K$24]" office:value-type="float" office:value="4.0901">
            <text:p>4,0901</text:p>
          </table:table-cell>
          <table:table-cell table:formula="of:=[.H14]-[.K14]" office:value-type="float" office:value="-0.390099999999999">
            <text:p>-0,3901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0583">
            <text:p>10583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ce1" office:value-type="float" office:value="17.0089">
            <text:p>17,0089 ms</text:p>
          </table:table-cell>
          <table:table-cell table:formula="of:=[.D15]/[.C15]" office:value-type="float" office:value="0">
            <text:p>0 ms</text:p>
          </table:table-cell>
          <table:table-cell table:formula="of:=[.E15]/[.C15]" office:value-type="float" office:value="29">
            <text:p>29 ms</text:p>
          </table:table-cell>
          <table:table-cell table:formula="of:=[.F15]/[.C15]" office:value-type="float" office:value="17.0089">
            <text:p>17,0089 ms</text:p>
          </table:table-cell>
          <table:table-cell office:value-type="string">
            <text:p>OUI</text:p>
          </table:table-cell>
          <table:table-cell table:formula="of:=([.A15]^3)*[.K$22]+([.A15]^2)*[.K$23]+[.A15]*[.K$24]" office:value-type="float" office:value="16.3602">
            <text:p>16,3602</text:p>
          </table:table-cell>
          <table:table-cell table:formula="of:=[.H15]-[.K15]" office:value-type="float" office:value="12.6398">
            <text:p>12,6398</text:p>
          </table:table-cell>
          <table:table-cell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92">
            <text:p>92</text:p>
          </table:table-cell>
          <table:table-cell table:style-name="ce1" office:value-type="float" office:value="64.2868">
            <text:p>64,2868 ms</text:p>
          </table:table-cell>
          <table:table-cell table:formula="of:=[.D16]/[.C16]" office:value-type="float" office:value="36">
            <text:p>36 ms</text:p>
          </table:table-cell>
          <table:table-cell table:formula="of:=[.E16]/[.C16]" office:value-type="float" office:value="92">
            <text:p>92 ms</text:p>
          </table:table-cell>
          <table:table-cell table:formula="of:=[.F16]/[.C16]" office:value-type="float" office:value="64.2868">
            <text:p>64,2868 ms</text:p>
          </table:table-cell>
          <table:table-cell office:value-type="string">
            <text:p>OUI</text:p>
          </table:table-cell>
          <table:table-cell table:formula="of:=([.A16]^3)*[.K$22]+([.A16]^2)*[.K$23]+[.A16]*[.K$24]" office:value-type="float" office:value="65.4404">
            <text:p>65,4404</text:p>
          </table:table-cell>
          <table:table-cell table:formula="of:=[.H16]-[.K16]" office:value-type="float" office:value="26.5596">
            <text:p>26,5596</text:p>
          </table:table-cell>
          <table:table-cell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293">
            <text:p>293</text:p>
          </table:table-cell>
          <table:table-cell table:style-name="ce1" office:value-type="float" office:value="249.953">
            <text:p>249,953 ms</text:p>
          </table:table-cell>
          <table:table-cell table:formula="of:=[.D17]/[.C17]" office:value-type="float" office:value="161">
            <text:p>161 ms</text:p>
          </table:table-cell>
          <table:table-cell table:formula="of:=[.E17]/[.C17]" office:value-type="float" office:value="293">
            <text:p>293 ms</text:p>
          </table:table-cell>
          <table:table-cell table:formula="of:=[.F17]/[.C17]" office:value-type="float" office:value="249.953">
            <text:p>249,953 ms</text:p>
          </table:table-cell>
          <table:table-cell office:value-type="string">
            <text:p>OUI</text:p>
          </table:table-cell>
          <table:table-cell table:formula="of:=([.A17]^3)*[.K$22]+([.A17]^2)*[.K$23]+[.A17]*[.K$24]" office:value-type="float" office:value="261.7608">
            <text:p>261,7608</text:p>
          </table:table-cell>
          <table:table-cell table:formula="of:=[.H17]-[.K17]" office:value-type="float" office:value="31.2392">
            <text:p>31,2392</text:p>
          </table:table-cell>
          <table:table-cell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445">
            <text:p>445</text:p>
          </table:table-cell>
          <table:table-cell table:style-name="ce1" office:value-type="float" office:value="388.56">
            <text:p>388,56 ms</text:p>
          </table:table-cell>
          <table:table-cell table:formula="of:=[.D18]/[.C18]" office:value-type="float" office:value="325">
            <text:p>325 ms</text:p>
          </table:table-cell>
          <table:table-cell table:formula="of:=[.E18]/[.C18]" office:value-type="float" office:value="445">
            <text:p>445 ms</text:p>
          </table:table-cell>
          <table:table-cell table:formula="of:=[.F18]/[.C18]" office:value-type="float" office:value="388.56">
            <text:p>388,56 ms</text:p>
          </table:table-cell>
          <table:table-cell office:value-type="string">
            <text:p>OUI</text:p>
          </table:table-cell>
          <table:table-cell table:formula="of:=([.A18]^3)*[.K$22]+([.A18]^2)*[.K$23]+[.A18]*[.K$24]" office:value-type="float" office:value="409.001">
            <text:p>409,001</text:p>
          </table:table-cell>
          <table:table-cell table:formula="of:=[.H18]-[.K18]" office:value-type="float" office:value="35.999">
            <text:p>35,999</text:p>
          </table:table-cell>
          <table:table-cell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448">
            <text:p>1448 ms</text:p>
          </table:table-cell>
          <table:table-cell office:value-type="float" office:value="1653">
            <text:p>1653 ms</text:p>
          </table:table-cell>
          <table:table-cell table:style-name="ce1" office:value-type="float" office:value="1543.35">
            <text:p>1543,35 ms</text:p>
          </table:table-cell>
          <table:table-cell table:formula="of:=[.D19]/[.C19]" office:value-type="float" office:value="1448">
            <text:p>1448 ms</text:p>
          </table:table-cell>
          <table:table-cell table:formula="of:=[.E19]/[.C19]" office:value-type="float" office:value="1653">
            <text:p>1653 ms</text:p>
          </table:table-cell>
          <table:table-cell table:formula="of:=[.F19]/[.C19]" office:value-type="float" office:value="1543.35">
            <text:p>1543,35 ms</text:p>
          </table:table-cell>
          <table:table-cell office:value-type="string">
            <text:p>OUI</text:p>
          </table:table-cell>
          <table:table-cell table:formula="of:=([.A19]^3)*[.K$22]+([.A19]^2)*[.K$23]+[.A19]*[.K$24]" office:value-type="float" office:value="1636.002">
            <text:p>1636,002</text:p>
          </table:table-cell>
          <table:table-cell table:formula="of:=[.H19]-[.K19]" office:value-type="float" office:value="16.998">
            <text:p>16,998</text:p>
          </table:table-cell>
          <table:table-cell/>
        </table:table-row>
        <table:table-row table:style-name="ro2">
          <table:table-cell office:value-type="float" office:value="40000">
            <text:p>40000</text:p>
          </table:table-cell>
          <table:table-cell office:value-type="string">
            <text:p>ERREUR MEMOIR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9"/>
          <table:table-cell table:style-name="ce4" office:value-type="string">
            <text:p>ALPHA</text:p>
          </table:table-cell>
          <table:table-cell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4" office:value-type="string">
            <text:p>BETA</text:p>
          </table:table-cell>
          <table:table-cell table:style-name="ce4" office:value-type="float" office:value="0.00000409">
            <text:p>0,00000409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4" office:value-type="string">
            <text:p>GAMMA</text:p>
          </table:table-cell>
          <table:table-cell table:style-name="ce4" office:value-type="float" office:value="0.0000001">
            <text:p>0,0000001</text:p>
          </table:table-cell>
          <table:table-cell table:number-columns-repeated="2"/>
        </table:table-row>
        <table:table-row table:style-name="ro2" table:number-rows-repeated="104855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lgo2" table:style-name="ta1">
        <table:shapes>
          <draw:frame draw:z-index="0" draw:style-name="gr1" svg:width="15.982cm" svg:height="9.017cm" svg:x="9.2cm" svg:y="7.337cm">
            <draw:object draw:notify-on-update-of-ranges="Algo2.A2:Algo2.A16 Algo2.H2:Algo2.H16 Algo2.K2:Algo2.K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Temps minimum (pondéré)</text:p>
          </table:table-cell>
          <table:table-cell office:value-type="string">
            <text:p>Temps Maximum (ponderé)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  <table:table-cell office:value-type="string">
            <text:p>Experimental</text:p>
          </table:table-cell>
          <table:table-cell office:value-type="string">
            <text:p>Eccart à l'experimenta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  <table:table-cell/>
          <table:table-cell table:number-columns-repeated="2"/>
          <table:table-cell table:formula="of:=([.A2]^3)*[.L$19]+([.A2]^2)*[.L$20]+[.A2]*[.L$21]" office:value-type="float" office:value="0.00000500492">
            <text:p>5,00492E-006</text:p>
          </table:table-cell>
          <table:table-cell table:formula="of:=[.H2]-[.K2]" office:value-type="float" office:value="-0.00000500492">
            <text:p>-5,00492E-00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/>
          <table:table-cell table:number-columns-repeated="2"/>
          <table:table-cell table:formula="of:=([.A3]^3)*[.L$19]+([.A3]^2)*[.L$20]+[.A3]*[.L$21]" office:value-type="float" office:value="0.00001003536">
            <text:p>1,003536E-005</text:p>
          </table:table-cell>
          <table:table-cell table:formula="of:=[.H3]-[.K3]" office:value-type="float" office:value="-0.00001003536">
            <text:p>-1,003536E-00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31">
            <text:p>12131</text:p>
          </table:table-cell>
          <table:table-cell office:value-type="float" office:value="50000">
            <text:p>50000</text:p>
          </table:table-cell>
          <table:table-cell office:value-type="float" office:value="8">
            <text:p>8 ms</text:p>
          </table:table-cell>
          <table:table-cell office:value-type="float" office:value="24">
            <text:p>24 ms</text:p>
          </table:table-cell>
          <table:table-cell office:value-type="float" office:value="14.839">
            <text:p>14,839 ms</text:p>
          </table:table-cell>
          <table:table-cell table:formula="of:=[.D4]/[.$C4]/1000" office:value-type="float" office:value="0.00000016">
            <text:p>0,00000016 ms</text:p>
          </table:table-cell>
          <table:table-cell table:style-name="ce3" table:formula="of:=[.E4]/[.$C4]/1000" office:value-type="float" office:value="0.00000048">
            <text:p>0,00000048 ms</text:p>
          </table:table-cell>
          <table:table-cell table:style-name="ce3" table:formula="of:=[.F4]/[.$C4]/1000" office:value-type="float" office:value="0.00000029678">
            <text:p>0,00000029678 ms</text:p>
          </table:table-cell>
          <table:table-cell office:value-type="string">
            <text:p>OUI</text:p>
          </table:table-cell>
          <table:table-cell table:formula="of:=([.A4]^3)*[.L$19]+([.A4]^2)*[.L$20]+[.A4]*[.L$21]" office:value-type="float" office:value="0.00002026688">
            <text:p>2,026688E-005</text:p>
          </table:table-cell>
          <table:table-cell table:formula="of:=[.H4]-[.K4]" office:value-type="float" office:value="-0.00001978688">
            <text:p>-1,978688E-00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423">
            <text:p>17423</text:p>
          </table:table-cell>
          <table:table-cell office:value-type="float" office:value="5000">
            <text:p>5000</text:p>
          </table:table-cell>
          <table:table-cell office:value-type="float" office:value="4">
            <text:p>4 ms</text:p>
          </table:table-cell>
          <table:table-cell office:value-type="float" office:value="20">
            <text:p>20 ms</text:p>
          </table:table-cell>
          <table:table-cell office:value-type="float" office:value="10.3313">
            <text:p>10,3313 ms</text:p>
          </table:table-cell>
          <table:table-cell table:formula="of:=[.D5]/[.$C5]/1000" office:value-type="float" office:value="0.0000008">
            <text:p>0,0000008 ms</text:p>
          </table:table-cell>
          <table:table-cell table:style-name="ce3" table:formula="of:=[.E5]/[.$C5]/1000" office:value-type="float" office:value="0.000004">
            <text:p>0,000004 ms</text:p>
          </table:table-cell>
          <table:table-cell table:style-name="ce3" table:formula="of:=[.F5]/[.$C5]/1000" office:value-type="float" office:value="0.00000206626">
            <text:p>0,00000206626 ms</text:p>
          </table:table-cell>
          <table:table-cell office:value-type="string">
            <text:p>OUI</text:p>
          </table:table-cell>
          <table:table-cell table:formula="of:=([.A5]^3)*[.L$19]+([.A5]^2)*[.L$20]+[.A5]*[.L$21]" office:value-type="float" office:value="0.00004207104">
            <text:p>0,000042071</text:p>
          </table:table-cell>
          <table:table-cell table:formula="of:=[.H5]-[.K5]" office:value-type="float" office:value="-0.00003807104">
            <text:p>-0,00003807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284">
            <text:p>9284</text:p>
          </table:table-cell>
          <table:table-cell office:value-type="float" office:value="5000">
            <text:p>5000</text:p>
          </table:table-cell>
          <table:table-cell office:value-type="float" office:value="12">
            <text:p>12 ms</text:p>
          </table:table-cell>
          <table:table-cell office:value-type="float" office:value="25">
            <text:p>25 ms</text:p>
          </table:table-cell>
          <table:table-cell office:value-type="float" office:value="19.3884">
            <text:p>19,3884 ms</text:p>
          </table:table-cell>
          <table:table-cell table:formula="of:=[.D6]/[.$C6]/1000" office:value-type="float" office:value="0.0000024">
            <text:p>0,0000024 ms</text:p>
          </table:table-cell>
          <table:table-cell table:style-name="ce3" table:formula="of:=[.E6]/[.$C6]/1000" office:value-type="float" office:value="0.000005">
            <text:p>0,000005 ms</text:p>
          </table:table-cell>
          <table:table-cell table:style-name="ce3" table:formula="of:=[.F6]/[.$C6]/1000" office:value-type="float" office:value="0.00000387768">
            <text:p>0,00000387768 ms</text:p>
          </table:table-cell>
          <table:table-cell office:value-type="string">
            <text:p>OUI</text:p>
          </table:table-cell>
          <table:table-cell table:formula="of:=([.A6]^3)*[.L$19]+([.A6]^2)*[.L$20]+[.A6]*[.L$21]" office:value-type="float" office:value="0.00005402">
            <text:p>0,00005402</text:p>
          </table:table-cell>
          <table:table-cell table:formula="of:=[.H6]-[.K6]" office:value-type="float" office:value="-0.00004902">
            <text:p>-0,00004902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92">
            <text:p>12492</text:p>
          </table:table-cell>
          <table:table-cell office:value-type="float" office:value="500">
            <text:p>500</text:p>
          </table:table-cell>
          <table:table-cell office:value-type="float" office:value="8">
            <text:p>8 ms</text:p>
          </table:table-cell>
          <table:table-cell office:value-type="float" office:value="20">
            <text:p>20 ms</text:p>
          </table:table-cell>
          <table:table-cell office:value-type="float" office:value="14.4095">
            <text:p>14,4095 ms</text:p>
          </table:table-cell>
          <table:table-cell table:formula="of:=[.D7]/[.$C7]/1000" office:value-type="float" office:value="0.000016">
            <text:p>0,000016 ms</text:p>
          </table:table-cell>
          <table:table-cell table:style-name="ce3" table:formula="of:=[.E7]/[.$C7]/1000" office:value-type="float" office:value="0.00004">
            <text:p>0,00004 ms</text:p>
          </table:table-cell>
          <table:table-cell table:style-name="ce3" table:formula="of:=[.F7]/[.$C7]/1000" office:value-type="float" office:value="0.000028819">
            <text:p>0,000028819 ms</text:p>
          </table:table-cell>
          <table:table-cell office:value-type="string">
            <text:p>OUI</text:p>
          </table:table-cell>
          <table:table-cell table:formula="of:=([.A7]^3)*[.L$19]+([.A7]^2)*[.L$20]+[.A7]*[.L$21]" office:value-type="float" office:value="0.00013176">
            <text:p>0,00013176</text:p>
          </table:table-cell>
          <table:table-cell table:formula="of:=[.H7]-[.K7]" office:value-type="float" office:value="-0.00009176">
            <text:p>-0,00009176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576">
            <text:p>15576</text:p>
          </table:table-cell>
          <table:table-cell office:value-type="float" office:value="50">
            <text:p>50</text:p>
          </table:table-cell>
          <table:table-cell office:value-type="float" office:value="8">
            <text:p>8 ms</text:p>
          </table:table-cell>
          <table:table-cell office:value-type="float" office:value="17">
            <text:p>17 ms</text:p>
          </table:table-cell>
          <table:table-cell office:value-type="float" office:value="11.5567">
            <text:p>11,5567 ms</text:p>
          </table:table-cell>
          <table:table-cell table:formula="of:=[.D8]/[.$C8]/1000" office:value-type="float" office:value="0.00016">
            <text:p>0,00016 ms</text:p>
          </table:table-cell>
          <table:table-cell table:style-name="ce3" table:formula="of:=[.E8]/[.$C8]/1000" office:value-type="float" office:value="0.00034">
            <text:p>0,00034 ms</text:p>
          </table:table-cell>
          <table:table-cell table:style-name="ce3" table:formula="of:=[.F8]/[.$C8]/1000" office:value-type="float" office:value="0.000231134">
            <text:p>0,000231134 ms</text:p>
          </table:table-cell>
          <table:table-cell office:value-type="string">
            <text:p>OUI</text:p>
          </table:table-cell>
          <table:table-cell table:formula="of:=([.A8]^3)*[.L$19]+([.A8]^2)*[.L$20]+[.A8]*[.L$21]" office:value-type="float" office:value="0.00045248">
            <text:p>0,00045248</text:p>
          </table:table-cell>
          <table:table-cell table:formula="of:=[.H8]-[.K8]" office:value-type="float" office:value="-0.00011248">
            <text:p>-0,00011248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78">
            <text:p>1878</text:p>
          </table:table-cell>
          <table:table-cell office:value-type="float" office:value="50">
            <text:p>50</text:p>
          </table:table-cell>
          <table:table-cell office:value-type="float" office:value="88">
            <text:p>88 ms</text:p>
          </table:table-cell>
          <table:table-cell office:value-type="float" office:value="104">
            <text:p>104 ms</text:p>
          </table:table-cell>
          <table:table-cell office:value-type="float" office:value="95.8568">
            <text:p>95,8568 ms</text:p>
          </table:table-cell>
          <table:table-cell table:formula="of:=[.D9]/[.$C9]/1000" office:value-type="float" office:value="0.00176">
            <text:p>0,00176 ms</text:p>
          </table:table-cell>
          <table:table-cell table:style-name="ce3" table:formula="of:=[.E9]/[.$C9]/1000" office:value-type="float" office:value="0.00208">
            <text:p>0,00208 ms</text:p>
          </table:table-cell>
          <table:table-cell table:style-name="ce3" table:formula="of:=[.F9]/[.$C9]/1000" office:value-type="float" office:value="0.001917136">
            <text:p>0,001917136 ms</text:p>
          </table:table-cell>
          <table:table-cell office:value-type="string">
            <text:p>OUI</text:p>
          </table:table-cell>
          <table:table-cell table:formula="of:=([.A9]^3)*[.L$19]+([.A9]^2)*[.L$20]+[.A9]*[.L$21]" office:value-type="float" office:value="0.00241344">
            <text:p>0,00241344</text:p>
          </table:table-cell>
          <table:table-cell table:formula="of:=[.H9]-[.K9]" office:value-type="float" office:value="-0.00033344">
            <text:p>-0,00033344</text:p>
          </table:table-cell>
          <table:table-cell office:value-type="string">
            <text:p>limite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69">
            <text:p>969</text:p>
          </table:table-cell>
          <table:table-cell office:value-type="float" office:value="50">
            <text:p>50</text:p>
          </table:table-cell>
          <table:table-cell office:value-type="float" office:value="176">
            <text:p>176 ms</text:p>
          </table:table-cell>
          <table:table-cell office:value-type="float" office:value="196">
            <text:p>196 ms</text:p>
          </table:table-cell>
          <table:table-cell office:value-type="float" office:value="185.932">
            <text:p>185,932 ms</text:p>
          </table:table-cell>
          <table:table-cell table:formula="of:=[.D10]/[.$C10]/1000" office:value-type="float" office:value="0.00352">
            <text:p>0,00352 ms</text:p>
          </table:table-cell>
          <table:table-cell table:style-name="ce3" table:formula="of:=[.E10]/[.$C10]/1000" office:value-type="float" office:value="0.00392">
            <text:p>0,00392 ms</text:p>
          </table:table-cell>
          <table:table-cell table:style-name="ce3" table:formula="of:=[.F10]/[.$C10]/1000" office:value-type="float" office:value="0.00371864">
            <text:p>0,00371864 ms</text:p>
          </table:table-cell>
          <table:table-cell office:value-type="string">
            <text:p>OUI</text:p>
          </table:table-cell>
          <table:table-cell table:formula="of:=([.A10]^3)*[.L$19]+([.A10]^2)*[.L$20]+[.A10]*[.L$21]" office:value-type="float" office:value="0.00443">
            <text:p>0,00443</text:p>
          </table:table-cell>
          <table:table-cell table:formula="of:=[.H10]-[.K10]" office:value-type="float" office:value="-0.00051">
            <text:p>-0,00051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20">
            <text:p>20 ms</text:p>
          </table:table-cell>
          <table:table-cell office:value-type="float" office:value="33">
            <text:p>33 ms</text:p>
          </table:table-cell>
          <table:table-cell office:value-type="float" office:value="30.4742">
            <text:p>30,4742 ms</text:p>
          </table:table-cell>
          <table:table-cell table:formula="of:=[.D11]/[.$C11]/1000" office:value-type="float" office:value="0.02">
            <text:p>0,02 ms</text:p>
          </table:table-cell>
          <table:table-cell table:style-name="ce3" table:formula="of:=[.E11]/[.$C11]/1000" office:value-type="float" office:value="0.033">
            <text:p>0,033 ms</text:p>
          </table:table-cell>
          <table:table-cell table:style-name="ce3" table:formula="of:=[.F11]/[.$C11]/1000" office:value-type="float" office:value="0.0304742">
            <text:p>0,0304742 ms</text:p>
          </table:table-cell>
          <table:table-cell office:value-type="string">
            <text:p>OUI</text:p>
          </table:table-cell>
          <table:table-cell table:formula="of:=([.A11]^3)*[.L$19]+([.A11]^2)*[.L$20]+[.A11]*[.L$21]" office:value-type="float" office:value="0.0324">
            <text:p>0,0324</text:p>
          </table:table-cell>
          <table:table-cell table:formula="of:=[.H11]-[.K11]" office:value-type="float" office:value="0.000600000000000003">
            <text:p>0,0006</text:p>
          </table:table-cell>
          <table:table-cell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float" office:value="240">
            <text:p>240 ms</text:p>
          </table:table-cell>
          <table:table-cell office:value-type="float" office:value="257">
            <text:p>257 ms</text:p>
          </table:table-cell>
          <table:table-cell office:value-type="float" office:value="248.346">
            <text:p>248,346 ms</text:p>
          </table:table-cell>
          <table:table-cell table:formula="of:=[.D12]/[.$C12]/1000" office:value-type="float" office:value="0.24">
            <text:p>0,24 ms</text:p>
          </table:table-cell>
          <table:table-cell table:style-name="ce3" table:formula="of:=[.E12]/[.$C12]/1000" office:value-type="float" office:value="0.257">
            <text:p>0,257 ms</text:p>
          </table:table-cell>
          <table:table-cell table:style-name="ce3" table:formula="of:=[.F12]/[.$C12]/1000" office:value-type="float" office:value="0.248346">
            <text:p>0,248346 ms</text:p>
          </table:table-cell>
          <table:table-cell office:value-type="string">
            <text:p>OUI</text:p>
          </table:table-cell>
          <table:table-cell table:formula="of:=([.A12]^3)*[.L$19]+([.A12]^2)*[.L$20]+[.A12]*[.L$21]" office:value-type="float" office:value="0.25304">
            <text:p>0,25304</text:p>
          </table:table-cell>
          <table:table-cell table:formula="of:=[.H12]-[.K12]" office:value-type="float" office:value="0.00396000000000002">
            <text:p>0,00396</text:p>
          </table:table-cell>
          <table:table-cell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993">
            <text:p>1993 ms</text:p>
          </table:table-cell>
          <table:table-cell office:value-type="float" office:value="2036">
            <text:p>2036 ms</text:p>
          </table:table-cell>
          <table:table-cell office:value-type="float" office:value="2014.56">
            <text:p>2014,56 ms</text:p>
          </table:table-cell>
          <table:table-cell table:formula="of:=[.D13]/[.$C13]/1000" office:value-type="float" office:value="1.993">
            <text:p>1,993 ms</text:p>
          </table:table-cell>
          <table:table-cell table:style-name="ce3" table:formula="of:=[.E13]/[.$C13]/1000" office:value-type="float" office:value="2.036">
            <text:p>2,036 ms</text:p>
          </table:table-cell>
          <table:table-cell table:style-name="ce3" table:formula="of:=[.F13]/[.$C13]/1000" office:value-type="float" office:value="2.01456">
            <text:p>2,01456 ms</text:p>
          </table:table-cell>
          <table:table-cell office:value-type="string">
            <text:p>OUI</text:p>
          </table:table-cell>
          <table:table-cell table:formula="of:=([.A13]^3)*[.L$19]+([.A13]^2)*[.L$20]+[.A13]*[.L$21]" office:value-type="float" office:value="2.01168">
            <text:p>2,01168</text:p>
          </table:table-cell>
          <table:table-cell table:formula="of:=[.H13]-[.K13]" office:value-type="float" office:value="0.0243199999999999">
            <text:p>0,02432</text:p>
          </table:table-cell>
          <table:table-cell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905">
            <text:p>3905 ms</text:p>
          </table:table-cell>
          <table:table-cell office:value-type="float" office:value="3965">
            <text:p>3965 ms</text:p>
          </table:table-cell>
          <table:table-cell office:value-type="float" office:value="3931">
            <text:p>3931 ms</text:p>
          </table:table-cell>
          <table:table-cell table:formula="of:=[.D14]/[.$C14]/1000" office:value-type="float" office:value="3.905">
            <text:p>3,905 ms</text:p>
          </table:table-cell>
          <table:table-cell table:style-name="ce3" table:formula="of:=[.E14]/[.$C14]/1000" office:value-type="float" office:value="3.965">
            <text:p>3,965 ms</text:p>
          </table:table-cell>
          <table:table-cell table:style-name="ce3" table:formula="of:=[.F14]/[.$C14]/1000" office:value-type="float" office:value="3.931">
            <text:p>3,931 ms</text:p>
          </table:table-cell>
          <table:table-cell office:value-type="string">
            <text:p>OUI</text:p>
          </table:table-cell>
          <table:table-cell table:formula="of:=([.A14]^3)*[.L$19]+([.A14]^2)*[.L$20]+[.A14]*[.L$21]" office:value-type="float" office:value="3.926">
            <text:p>3,926</text:p>
          </table:table-cell>
          <table:table-cell table:formula="of:=[.H14]-[.K14]" office:value-type="float" office:value="0.0390000000000006">
            <text:p>0,039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1273">
            <text:p>31273 ms</text:p>
          </table:table-cell>
          <table:table-cell office:value-type="float" office:value="31406">
            <text:p>31406 ms</text:p>
          </table:table-cell>
          <table:table-cell office:value-type="float" office:value="31313.8">
            <text:p>31313,8 ms</text:p>
          </table:table-cell>
          <table:table-cell table:formula="of:=[.D15]/[.$C15]/1000" office:value-type="float" office:value="31.273">
            <text:p>31,273 ms</text:p>
          </table:table-cell>
          <table:table-cell table:style-name="ce3" table:formula="of:=[.E15]/[.$C15]/1000" office:value-type="float" office:value="31.406">
            <text:p>31,406 ms</text:p>
          </table:table-cell>
          <table:table-cell table:style-name="ce3" table:formula="of:=[.F15]/[.$C15]/1000" office:value-type="float" office:value="31.3138">
            <text:p>31,3138 ms</text:p>
          </table:table-cell>
          <table:table-cell office:value-type="string">
            <text:p>OUI</text:p>
          </table:table-cell>
          <table:table-cell table:formula="of:=([.A15]^3)*[.L$19]+([.A15]^2)*[.L$20]+[.A15]*[.L$21]" office:value-type="float" office:value="31.374">
            <text:p>31,374</text:p>
          </table:table-cell>
          <table:table-cell table:formula="of:=[.H15]-[.K15]" office:value-type="float" office:value="0.032">
            <text:p>0,032</text:p>
          </table:table-cell>
          <table:table-cell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252191">
            <text:p>252191 ms</text:p>
          </table:table-cell>
          <table:table-cell table:formula="of:=[.D16]/[.$C16]/1000" office:value-type="float" office:value="252.191">
            <text:p>252,191 ms</text:p>
          </table:table-cell>
          <table:table-cell table:style-name="ce3" table:formula="of:=[.E16]/[.$C16]/1000" office:value-type="float" office:value="252.191">
            <text:p>252,191 ms</text:p>
          </table:table-cell>
          <table:table-cell table:style-name="ce3" table:formula="of:=[.F16]/[.$C16]/1000" office:value-type="float" office:value="252.191">
            <text:p>252,191 ms</text:p>
          </table:table-cell>
          <table:table-cell office:value-type="string">
            <text:p>OUI</text:p>
          </table:table-cell>
          <table:table-cell table:formula="of:=([.A16]^3)*[.L$19]+([.A16]^2)*[.L$20]+[.A16]*[.L$21]" office:value-type="float" office:value="250.916">
            <text:p>250,916</text:p>
          </table:table-cell>
          <table:table-cell table:formula="of:=[.H16]-[.K16]" office:value-type="float" office:value="1.27500000000003">
            <text:p>1,275</text:p>
          </table:table-cell>
          <table:table-cell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10"/>
          <table:table-cell office:value-type="string">
            <text:p>ALPHA</text:p>
          </table:table-cell>
          <table:table-cell office:value-type="float" office:value="0.00000000392">
            <text:p>3,92E-009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BETA</text:p>
          </table:table-cell>
          <table:table-cell office:value-type="float" office:value="0.000000001">
            <text:p>0,000000001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GAMMA</text:p>
          </table:table-cell>
          <table:table-cell office:value-type="float" office:value="0.000005">
            <text:p>0,000005</text:p>
          </table:table-cell>
          <table:table-cell/>
        </table:table-row>
        <table:table-row table:style-name="ro2" table:number-rows-repeated="34">
          <table:table-cell table:number-columns-repeated="13"/>
        </table:table-row>
        <table:table-row table:style-name="ro2">
          <table:table-cell table:number-columns-repeated="5"/>
          <table:table-cell table:style-name="Default"/>
          <table:table-cell table:number-columns-repeated="7"/>
        </table:table-row>
        <table:table-row table:style-name="ro2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lgo3" table:style-name="ta1">
        <table:shapes>
          <draw:frame draw:z-index="0" draw:style-name="gr1" svg:width="20.598cm" svg:height="9.045cm" svg:x="2.731cm" svg:y="9.178cm">
            <draw:object draw:notify-on-update-of-ranges="Algo3.A2:Algo3.A15 Algo3.D2:Algo3.D15 Algo3.F2:Algo3.F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EXPERIMENTALE</text:p>
          </table:table-cell>
          <table:table-cell office:value-type="string">
            <text:p>ECCART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0">
            <text:p>0,000s</text:p>
          </table:table-cell>
          <table:table-cell table:formula="of:=([.A2]^3)*[.H$17]+([.A2]^2)*[.H$18]" office:value-type="float" office:value="0.0000000042">
            <text:p>0,0000000042 ms</text:p>
          </table:table-cell>
          <table:table-cell table:formula="of:=[.D2]-[.F2]" office:value-type="float" office:value="-0.0000000042">
            <text:p>-0,0000000042 ms</text:p>
          </table:table-cell>
          <table:table-cell/>
          <table:table-cell office:value-type="string">
            <text:p>N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00000">
            <text:p>13600000</text:p>
          </table:table-cell>
          <table:table-cell table:number-columns-repeated="3" office:value-type="float" office:value="0">
            <text:p>0,000s</text:p>
          </table:table-cell>
          <table:table-cell table:formula="of:=([.A3]^3)*[.H$17]+([.A3]^2)*[.H$18]" office:value-type="float" office:value="0.0000000332">
            <text:p>0,0000000332 ms</text:p>
          </table:table-cell>
          <table:table-cell table:formula="of:=[.D3]-[.F3]" office:value-type="float" office:value="-0.0000000332">
            <text:p>-0,0000000332 ms</text:p>
          </table:table-cell>
          <table:table-cell table:formula="of:=[.E3]/#REF!" office:value-type="float" office:value="0">
            <text:p>#REF !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8960000">
            <text:p>328960000</text:p>
          </table:table-cell>
          <table:table-cell table:number-columns-repeated="3" office:value-type="float" office:value="0">
            <text:p>0,000s</text:p>
          </table:table-cell>
          <table:table-cell table:formula="of:=([.A4]^3)*[.H$17]+([.A4]^2)*[.H$18]" office:value-type="float" office:value="0.000000264">
            <text:p>0,000000264 ms</text:p>
          </table:table-cell>
          <table:table-cell table:formula="of:=[.D4]-[.F4]" office:value-type="float" office:value="-0.000000264">
            <text:p>-0,000000264 ms</text:p>
          </table:table-cell>
          <table:table-cell table:formula="of:=[.E4]/#REF!" office:value-type="float" office:value="0">
            <text:p>#REF !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050000">
            <text:p>43050000</text:p>
          </table:table-cell>
          <table:table-cell table:number-columns-repeated="3" office:value-type="float" office:value="0">
            <text:p>0,000s</text:p>
          </table:table-cell>
          <table:table-cell table:formula="of:=([.A5]^3)*[.H$17]+([.A5]^2)*[.H$18]" office:value-type="float" office:value="0.0000021056">
            <text:p>0,0000021056 ms</text:p>
          </table:table-cell>
          <table:table-cell table:formula="of:=[.D5]-[.F5]" office:value-type="float" office:value="-0.0000021056">
            <text:p>-0,0000021056 ms</text:p>
          </table:table-cell>
          <table:table-cell table:formula="of:=[.E5]/#REF!" office:value-type="float" office:value="0">
            <text:p>#REF !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040000">
            <text:p>25040000</text:p>
          </table:table-cell>
          <table:table-cell table:number-columns-repeated="3" office:value-type="float" office:value="0">
            <text:p>0,000s</text:p>
          </table:table-cell>
          <table:table-cell table:formula="of:=([.A6]^3)*[.H$17]+([.A6]^2)*[.H$18]" office:value-type="float" office:value="0.00000411">
            <text:p>0,00000411 ms</text:p>
          </table:table-cell>
          <table:table-cell table:formula="of:=[.D6]-[.F6]" office:value-type="float" office:value="-0.00000411">
            <text:p>-0,00000411 ms</text:p>
          </table:table-cell>
          <table:table-cell table:formula="of:=[.E6]/#REF!" office:value-type="float" office:value="0">
            <text:p>#REF !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87800">
            <text:p>3987800</text:p>
          </table:table-cell>
          <table:table-cell table:number-columns-repeated="3" office:value-type="float" office:value="0">
            <text:p>0,000s</text:p>
          </table:table-cell>
          <table:table-cell table:formula="of:=([.A7]^3)*[.H$17]+([.A7]^2)*[.H$18]" office:value-type="float" office:value="0.00003284">
            <text:p>0,00003284 ms</text:p>
          </table:table-cell>
          <table:table-cell table:formula="of:=[.D7]-[.F7]" office:value-type="float" office:value="-0.00003284">
            <text:p>-0,00003284 ms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79700">
            <text:p>579700</text:p>
          </table:table-cell>
          <table:table-cell table:number-columns-repeated="3" office:value-type="float" office:value="0">
            <text:p>0,000s</text:p>
          </table:table-cell>
          <table:table-cell table:formula="of:=([.A8]^3)*[.H$17]+([.A8]^2)*[.H$18]" office:value-type="float" office:value="0.00026256">
            <text:p>0,00026256 ms</text:p>
          </table:table-cell>
          <table:table-cell table:formula="of:=[.D8]-[.F8]" office:value-type="float" office:value="-0.00026256">
            <text:p>-0,00026256 ms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9300">
            <text:p>79300</text:p>
          </table:table-cell>
          <table:table-cell table:number-columns-repeated="3" office:value-type="float" office:value="0.002">
            <text:p>0,002s</text:p>
          </table:table-cell>
          <table:table-cell table:formula="of:=([.A9]^3)*[.H$17]+([.A9]^2)*[.H$18]" office:value-type="float" office:value="0.00209984">
            <text:p>0,00209984 ms</text:p>
          </table:table-cell>
          <table:table-cell table:formula="of:=[.D9]-[.F9]" office:value-type="float" office:value="-0.0000998400000000003">
            <text:p>-0,0000998400000000003 ms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1190">
            <text:p>41190</text:p>
          </table:table-cell>
          <table:table-cell office:value-type="float" office:value="0.003">
            <text:p>0,003s</text:p>
          </table:table-cell>
          <table:table-cell office:value-type="float" office:value="0.005">
            <text:p>0,005s</text:p>
          </table:table-cell>
          <table:table-cell office:value-type="float" office:value="0.004">
            <text:p>0,004s</text:p>
          </table:table-cell>
          <table:table-cell table:formula="of:=([.A10]^3)*[.H$17]+([.A10]^2)*[.H$18]" office:value-type="float" office:value="0.004101">
            <text:p>0,004101 ms</text:p>
          </table:table-cell>
          <table:table-cell table:formula="of:=[.D10]-[.F10]" office:value-type="float" office:value="0.000899">
            <text:p>0,000899 ms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276">
            <text:p>5276</text:p>
          </table:table-cell>
          <table:table-cell office:value-type="float" office:value="0.028">
            <text:p>0,028s</text:p>
          </table:table-cell>
          <table:table-cell office:value-type="float" office:value="0.037">
            <text:p>0,037s</text:p>
          </table:table-cell>
          <table:table-cell office:value-type="float" office:value="0.034">
            <text:p>0,034s</text:p>
          </table:table-cell>
          <table:table-cell table:formula="of:=([.A11]^3)*[.H$17]+([.A11]^2)*[.H$18]" office:value-type="float" office:value="0.032804">
            <text:p>0,032804 ms</text:p>
          </table:table-cell>
          <table:table-cell table:formula="of:=[.D11]-[.F11]" office:value-type="float" office:value="0.004196">
            <text:p>0,004196 ms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665">
            <text:p>665</text:p>
          </table:table-cell>
          <table:table-cell office:value-type="float" office:value="0.26">
            <text:p>0,260s</text:p>
          </table:table-cell>
          <table:table-cell office:value-type="float" office:value="0.28">
            <text:p>0,280s</text:p>
          </table:table-cell>
          <table:table-cell office:value-type="float" office:value="0.271">
            <text:p>0,271s</text:p>
          </table:table-cell>
          <table:table-cell table:formula="of:=([.A12]^3)*[.H$17]+([.A12]^2)*[.H$18]" office:value-type="float" office:value="0.262416">
            <text:p>0,262416 ms</text:p>
          </table:table-cell>
          <table:table-cell table:formula="of:=[.D12]-[.F12]" office:value-type="float" office:value="0.017584">
            <text:p>0,017584 ms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84">
            <text:p>84</text:p>
          </table:table-cell>
          <table:table-cell office:value-type="float" office:value="2.136">
            <text:p>2,136s</text:p>
          </table:table-cell>
          <table:table-cell office:value-type="float" office:value="2.2">
            <text:p>2,200s</text:p>
          </table:table-cell>
          <table:table-cell office:value-type="float" office:value="2.163">
            <text:p>2,163s</text:p>
          </table:table-cell>
          <table:table-cell table:formula="of:=([.A13]^3)*[.H$17]+([.A13]^2)*[.H$18]" office:value-type="float" office:value="2.099264">
            <text:p>2,099264 ms</text:p>
          </table:table-cell>
          <table:table-cell table:formula="of:=[.D13]-[.F13]" office:value-type="float" office:value="0.100736">
            <text:p>0,100736 ms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3">
            <text:p>43</text:p>
          </table:table-cell>
          <table:table-cell office:value-type="float" office:value="4.2">
            <text:p>4,200s</text:p>
          </table:table-cell>
          <table:table-cell office:value-type="float" office:value="4.329">
            <text:p>4,329s</text:p>
          </table:table-cell>
          <table:table-cell office:value-type="float" office:value="4.265">
            <text:p>4,265s</text:p>
          </table:table-cell>
          <table:table-cell table:formula="of:=([.A14]^3)*[.H$17]+([.A14]^2)*[.H$18]" office:value-type="float" office:value="4.1001">
            <text:p>4,1001 ms</text:p>
          </table:table-cell>
          <table:table-cell table:formula="of:=[.D14]-[.F14]" office:value-type="float" office:value="0.228899999999999">
            <text:p>0,228899999999999 ms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33.727">
            <text:p>33,727s</text:p>
          </table:table-cell>
          <table:table-cell office:value-type="float" office:value="34.134">
            <text:p>34,134s</text:p>
          </table:table-cell>
          <table:table-cell office:value-type="float" office:value="33.936">
            <text:p>33,936s</text:p>
          </table:table-cell>
          <table:table-cell table:formula="of:=([.A15]^3)*[.H$17]+([.A15]^2)*[.H$18]" office:value-type="float" office:value="32.8004">
            <text:p>32,8004 ms</text:p>
          </table:table-cell>
          <table:table-cell table:formula="of:=[.D15]-[.F15]" office:value-type="float" office:value="1.3336">
            <text:p>1,3336 ms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office:value-type="string">
            <text:p>NR</text:p>
          </table:table-cell>
          <table:table-cell table:number-columns-repeated="7"/>
        </table:table-row>
        <table:table-row table:style-name="ro2">
          <table:table-cell table:number-columns-repeated="6"/>
          <table:table-cell table:style-name="ce8" office:value-type="string">
            <text:p>ALPHA</text:p>
          </table:table-cell>
          <table:table-cell table:style-name="ce9" office:value-type="float" office:value="0.0000000041">
            <text:p>4,1E-009</text:p>
          </table:table-cell>
          <table:table-cell/>
        </table:table-row>
        <table:table-row table:style-name="ro2">
          <table:table-cell table:number-columns-repeated="6"/>
          <table:table-cell table:style-name="ce8" office:value-type="string">
            <text:p>BETA</text:p>
          </table:table-cell>
          <table:table-cell table:style-name="ce9" office:value-type="float" office:value="0.0000000001">
            <text:p>1E-010</text:p>
          </table:table-cell>
          <table:table-cell/>
        </table:table-row>
        <table:table-row table:style-name="ro2" table:number-rows-repeated="1048556">
          <table:table-cell table:number-columns-repeated="9"/>
        </table:table-row>
        <table:table-row table:style-name="ro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min-integer-digits="1"/>
      <number:text> ms</number:text>
    </number:number-style>
    <number:number-style style:name="N109">
      <number:number number:decimal-places="0" number:min-integer-digits="0"/>
    </number:number-style>
    <number:number-style style:name="N110">
      <number:number number:decimal-places="3" number:min-integer-digits="1"/>
      <number:text>s</number:text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 style:data-style-name="N2" text:time-value="0000-00-00T17:04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42:01</meta:creation-date>
    <dc:date>2012-10-25T19:32:28</dc:date>
    <meta:editing-duration>PT1H22M32S</meta:editing-duration>
    <meta:editing-cycles>6</meta:editing-cycles>
    <meta:generator>LibreOffice/3.6$Linux_X86_64 LibreOffice_project/360m1$Build-2</meta:generator>
    <meta:document-statistic meta:table-count="3" meta:cell-count="5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min-integer-digits="1"/>
      <number:text> ms</number:text>
    </number:number-style>
    <number:number-style style:name="N110">
      <number:number number:decimal-places="3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99cm" svg:height="9.046cm" xlink:href=".." xlink:type="simple" chart:class="chart:scatter" chart:style-name="ch1">
        <chart:legend chart:legend-position="end" svg:x="17.667cm" svg:y="3.975cm" style:legend-expansion="high" chart:style-name="ch2"/>
        <chart:plot-area chart:style-name="ch3" table:cell-range-address="Algo3.A2:Algo3.A15 Algo3.D2:Algo3.D15 Algo3.F2:Algo3.F15" chart:data-source-has-labels="column" svg:x="-0.218cm" svg:y="0.859cm" svg:width="17.763cm" svg:height="7.576cm">
          <chartooo:coordinate-region svg:x="0.986cm" svg:y="1.058cm" svg:width="16.187cm" svg:height="6.73cm"/>
          <chart:axis chart:dimension="x" chart:name="primary-x" chart:style-name="ch4" chartooo:axis-type="auto">
            <chart:categories table:cell-range-address="Algo3.A2:Algo3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3.D2:Algo3.D15" chart:class="chart:scatter">
            <chart:domain table:cell-range-address="Algo3.A2:Algo3.A15"/>
            <chart:data-point chart:repeated="14"/>
          </chart:series>
          <chart:series chart:style-name="ch8" chart:values-cell-range-address="Algo3.F2:Algo3.F15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3.A2:Algo3.A15</svg:desc>
                </draw:g>
              </table:table-cell>
              <table:table-cell office:value-type="float" office:value="0">
                <text:p>0</text:p>
                <draw:g>
                  <svg:desc>Algo3.D2:Algo3.D15</svg:desc>
                </draw:g>
              </table:table-cell>
              <table:table-cell office:value-type="float" office:value="0.0000000042">
                <text:p>0.0000000042</text:p>
                <draw:g>
                  <svg:desc>Algo3.F2:Algo3.F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0332">
                <text:p>0.0000000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264">
                <text:p>0.0000002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21056">
                <text:p>0.00000210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411">
                <text:p>0.000004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3284">
                <text:p>0.000032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26256">
                <text:p>0.00026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209984">
                <text:p>0.002099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0.004101">
                <text:p>0.0041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  <table:table-cell office:value-type="float" office:value="0.032804">
                <text:p>0.0328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8">
                <text:p>0.28</text:p>
              </table:table-cell>
              <table:table-cell office:value-type="float" office:value="0.262416">
                <text:p>0.26241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2">
                <text:p>2.2</text:p>
              </table:table-cell>
              <table:table-cell office:value-type="float" office:value="2.099264">
                <text:p>2.0992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329">
                <text:p>4.329</text:p>
              </table:table-cell>
              <table:table-cell office:value-type="float" office:value="4.1001">
                <text:p>4.10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.134">
                <text:p>34.134</text:p>
              </table:table-cell>
              <table:table-cell office:value-type="float" office:value="32.8004">
                <text:p>32.8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52cm" style:legend-expansion="high" chart:style-name="ch2"/>
        <chart:plot-area chart:style-name="ch3" table:cell-range-address="Algo1.A2:Algo1.A19 Algo1.H2:Algo1.H19 Algo1.K2:Algo1.K19" chart:data-source-has-labels="column" svg:x="1.295cm" svg:y="0.855cm" svg:width="11.234cm" svg:height="7.146cm">
          <chartooo:coordinate-region svg:x="2.287cm" svg:y="1.054cm" svg:width="9.777cm" svg:height="6.3cm"/>
          <chart:axis chart:dimension="x" chart:name="primary-x" chart:style-name="ch4" chartooo:axis-type="auto">
            <chart:categories table:cell-range-address="Algo1.A2:Algo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go1.H2:Algo1.H19" chart:class="chart:scatter">
            <chart:domain table:cell-range-address="Algo1.A2:Algo1.A19"/>
            <chart:data-point chart:repeated="18"/>
          </chart:series>
          <chart:series chart:style-name="ch7" chart:values-cell-range-address="Algo1.K2:Algo1.K19" chart:class="chart:scatte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1.A2:Algo1.A19</svg:desc>
                </draw:g>
              </table:table-cell>
              <table:table-cell office:value-type="float" office:value="NaN">
                <text:p>NaN</text:p>
                <draw:g>
                  <svg:desc>Algo1.H2:Algo1.H19</svg:desc>
                </draw:g>
              </table:table-cell>
              <table:table-cell office:value-type="float" office:value="0.00000419">
                <text:p>0.00000419</text:p>
                <draw:g>
                  <svg:desc>Algo1.K2:Algo1.K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28">
                <text:p>0.000028</text:p>
              </table:table-cell>
              <table:table-cell office:value-type="float" office:value="0.00001656">
                <text:p>0.000016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93">
                <text:p>0.000093</text:p>
              </table:table-cell>
              <table:table-cell office:value-type="float" office:value="0.00006584">
                <text:p>0.000065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28">
                <text:p>0.00028</text:p>
              </table:table-cell>
              <table:table-cell office:value-type="float" office:value="0.00026256">
                <text:p>0.000262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4">
                <text:p>0.000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6">
                <text:p>0.0016</text:p>
              </table:table-cell>
              <table:table-cell office:value-type="float" office:value="0.001638">
                <text:p>0.0016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53">
                <text:p>0.0053</text:p>
              </table:table-cell>
              <table:table-cell office:value-type="float" office:value="0.006548">
                <text:p>0.0065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4">
                <text:p>0.024</text:p>
              </table:table-cell>
              <table:table-cell office:value-type="float" office:value="0.026184">
                <text:p>0.0261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6">
                <text:p>0.036</text:p>
              </table:table-cell>
              <table:table-cell office:value-type="float" office:value="0.04091">
                <text:p>0.040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7">
                <text:p>0.17</text:p>
              </table:table-cell>
              <table:table-cell office:value-type="float" office:value="0.16362">
                <text:p>0.163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7">
                <text:p>0.57</text:p>
              </table:table-cell>
              <table:table-cell office:value-type="float" office:value="0.65444">
                <text:p>0.654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2.61768">
                <text:p>2.61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7">
                <text:p>3.7</text:p>
              </table:table-cell>
              <table:table-cell office:value-type="float" office:value="4.0901">
                <text:p>4.09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">
                <text:p>29</text:p>
              </table:table-cell>
              <table:table-cell office:value-type="float" office:value="16.3602">
                <text:p>16.36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92">
                <text:p>92</text:p>
              </table:table-cell>
              <table:table-cell office:value-type="float" office:value="65.4404">
                <text:p>65.440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93">
                <text:p>293</text:p>
              </table:table-cell>
              <table:table-cell office:value-type="float" office:value="261.7608">
                <text:p>261.76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45">
                <text:p>445</text:p>
              </table:table-cell>
              <table:table-cell office:value-type="float" office:value="409.001">
                <text:p>409.00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653">
                <text:p>1653</text:p>
              </table:table-cell>
              <table:table-cell office:value-type="float" office:value="1636.002">
                <text:p>1636.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18cm" xlink:href=".." xlink:type="simple" chart:class="chart:scatter" chart:style-name="ch1">
        <chart:legend chart:legend-position="end" svg:x="13.051cm" svg:y="3.961cm" style:legend-expansion="high" chart:style-name="ch2"/>
        <chart:plot-area chart:style-name="ch3" table:cell-range-address="Algo2.A2:Algo2.A16 Algo2.H2:Algo2.H16 Algo2.K2:Algo2.K16" chart:data-source-has-labels="column" svg:x="1.348cm" svg:y="0.856cm" svg:width="11.092cm" svg:height="7.159cm">
          <chartooo:coordinate-region svg:x="2.155cm" svg:y="1.055cm" svg:width="9.913cm" svg:height="6.313cm"/>
          <chart:axis chart:dimension="x" chart:name="primary-x" chart:style-name="ch4" chartooo:axis-type="auto">
            <chart:categories table:cell-range-address="Algo2.A2:Algo2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go2.H2:Algo2.H16" chart:class="chart:scatter">
            <chart:domain table:cell-range-address="Algo2.A2:Algo2.A16"/>
            <chart:data-point chart:repeated="15"/>
          </chart:series>
          <chart:series chart:style-name="ch7" chart:values-cell-range-address="Algo2.K2:Algo2.K16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2.A2:Algo2.A16</svg:desc>
                </draw:g>
              </table:table-cell>
              <table:table-cell office:value-type="float" office:value="NaN">
                <text:p>NaN</text:p>
                <draw:g>
                  <svg:desc>Algo2.H2:Algo2.H16</svg:desc>
                </draw:g>
              </table:table-cell>
              <table:table-cell office:value-type="float" office:value="0.00000500492">
                <text:p>0.00000500492</text:p>
                <draw:g>
                  <svg:desc>Algo2.K2:Algo2.K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001003536">
                <text:p>0.000010035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48">
                <text:p>0.00000048</text:p>
              </table:table-cell>
              <table:table-cell office:value-type="float" office:value="0.00002026688">
                <text:p>0.000020266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4207104">
                <text:p>0.00004207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5402">
                <text:p>0.000054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4">
                <text:p>0.00004</text:p>
              </table:table-cell>
              <table:table-cell office:value-type="float" office:value="0.00013176">
                <text:p>0.000131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34">
                <text:p>0.00034</text:p>
              </table:table-cell>
              <table:table-cell office:value-type="float" office:value="0.00045248">
                <text:p>0.000452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08">
                <text:p>0.00208</text:p>
              </table:table-cell>
              <table:table-cell office:value-type="float" office:value="0.00241344">
                <text:p>0.002413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2">
                <text:p>0.00392</text:p>
              </table:table-cell>
              <table:table-cell office:value-type="float" office:value="0.00443">
                <text:p>0.004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3">
                <text:p>0.033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57">
                <text:p>0.257</text:p>
              </table:table-cell>
              <table:table-cell office:value-type="float" office:value="0.25304">
                <text:p>0.253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036">
                <text:p>2.036</text:p>
              </table:table-cell>
              <table:table-cell office:value-type="float" office:value="2.01168">
                <text:p>2.01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965">
                <text:p>3.965</text:p>
              </table:table-cell>
              <table:table-cell office:value-type="float" office:value="3.926">
                <text:p>3.9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.406">
                <text:p>31.406</text:p>
              </table:table-cell>
              <table:table-cell office:value-type="float" office:value="31.374">
                <text:p>31.3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2.191">
                <text:p>252.191</text:p>
              </table:table-cell>
              <table:table-cell office:value-type="float" office:value="250.916">
                <text:p>250.9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